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DC000003E8626D222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1.333cm" draw:z-index="0"><draw:image xlink:href="Pictures/10000000000005DC000003E8626D222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8:20:39.361886687</meta:creation-date>
    <dc:date>2024-11-19T18:26:50.964932232</dc:date>
    <meta:editing-duration>PT6M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3.2$Linux_X86_64 LibreOffice_project/e14c9fdd1f585efcbb2c5363087a99d20928d522</meta:generator>
  </office:meta>
</office:document-meta>
</file>